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92in" fo:margin-left="-0.1597in" fo:margin-top="0in" fo:margin-bottom="0in" table:align="left"/>
    </style:style>
    <style:style style:name="Table2.A" style:family="table-column">
      <style:table-column-properties style:column-width="4.5in"/>
    </style:style>
    <style:style style:name="Table2.B" style:family="table-column">
      <style:table-column-properties style:column-width="1.4375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1.5667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3" style:family="table">
      <style:table-properties style:width="7.875in" fo:margin-left="-0.1597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4.8104in"/>
    </style:style>
    <style:style style:name="Table3.C" style:family="table-column">
      <style:table-column-properties style:column-width="2.0653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.0701in" fo:padding-right="0.0701in" fo:padding-top="0.1in" fo:padding-bottom="0in" fo:border="none"/>
    </style:style>
    <style:style style:name="Table5" style:family="table">
      <style:table-properties style:width="7.875in" fo:margin-left="-0.1597in" fo:margin-top="0in" fo:margin-bottom="0in" table:align="left"/>
    </style:style>
    <style:style style:name="Table5.A" style:family="table-column">
      <style:table-column-properties style:column-width="0.9993in"/>
    </style:style>
    <style:style style:name="Table5.B" style:family="table-column">
      <style:table-column-properties style:column-width="6.8757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.0701in" fo:padding-right="0.0701in" fo:padding-top="0in" fo:padding-bottom="0in" fo:border="none"/>
    </style:style>
    <style:style style:name="Table6" style:family="table">
      <style:table-properties style:width="7.875in" fo:margin-left="-0.1597in" fo:margin-top="0in" fo:margin-bottom="0in" table:align="left"/>
    </style:style>
    <style:style style:name="Table6.A" style:family="table-column">
      <style:table-column-properties style:column-width="0.9993in"/>
    </style:style>
    <style:style style:name="Table6.B" style:family="table-column">
      <style:table-column-properties style:column-width="6.8757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.0701in" fo:padding-right="0.0701in" fo:padding-top="0.1in" fo:padding-bottom="0in" fo:border="none"/>
    </style:style>
    <style:style style:name="Table7" style:family="table">
      <style:table-properties style:width="7.875in" fo:margin-left="-0.1597in" fo:margin-top="0in" fo:margin-bottom="0in" table:align="left"/>
    </style:style>
    <style:style style:name="Table7.A" style:family="table-column">
      <style:table-column-properties style:column-width="0.9993in"/>
    </style:style>
    <style:style style:name="Table7.B" style:family="table-column">
      <style:table-column-properties style:column-width="4.8104in"/>
    </style:style>
    <style:style style:name="Table7.C" style:family="table-column">
      <style:table-column-properties style:column-width="2.0653in"/>
    </style:style>
    <style:style style:name="Table7.1" style:family="table-row">
      <style:table-row-properties style:min-row-height="0.0653in" fo:keep-together="auto"/>
    </style:style>
    <style:style style:name="Table7.A1" style:family="table-cell">
      <style:table-cell-properties style:vertical-align="" fo:padding-left="0.0701in" fo:padding-right="0.0701in" fo:padding-top="0.1in" fo:padding-bottom="0in" fo:border="none"/>
    </style:style>
    <style:style style:name="Table8" style:family="table">
      <style:table-properties style:width="7.875in" fo:margin-left="-0.1597in" fo:margin-top="0in" fo:margin-bottom="0in" table:align="left"/>
    </style:style>
    <style:style style:name="Table8.A" style:family="table-column">
      <style:table-column-properties style:column-width="0.9993in"/>
    </style:style>
    <style:style style:name="Table8.B" style:family="table-column">
      <style:table-column-properties style:column-width="6.8757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.0701in" fo:padding-right="0.0701in" fo:padding-top="0in" fo:padding-bottom="0in" fo:border="none"/>
    </style:style>
    <style:style style:name="Table9" style:family="table">
      <style:table-properties style:width="7.875in" fo:margin-left="-0.1597in" fo:margin-top="0in" fo:margin-bottom="0in" table:align="left"/>
    </style:style>
    <style:style style:name="Table9.A" style:family="table-column">
      <style:table-column-properties style:column-width="0.9993in"/>
    </style:style>
    <style:style style:name="Table9.B" style:family="table-column">
      <style:table-column-properties style:column-width="4.8104in"/>
    </style:style>
    <style:style style:name="Table9.C" style:family="table-column">
      <style:table-column-properties style:column-width="2.0653in"/>
    </style:style>
    <style:style style:name="Table9.1" style:family="table-row">
      <style:table-row-properties style:min-row-height="0.0653in" fo:keep-together="auto"/>
    </style:style>
    <style:style style:name="Table9.A1" style:family="table-cell">
      <style:table-cell-properties style:vertical-align="" fo:padding-left="0.0701in" fo:padding-right="0.0701in" fo:padding-top="0.1in" fo:padding-bottom="0in" fo:border="none"/>
    </style:style>
    <style:style style:name="Table10" style:family="table">
      <style:table-properties style:width="7.875in" fo:margin-left="-0.1597in" fo:margin-top="0in" fo:margin-bottom="0in" table:align="left"/>
    </style:style>
    <style:style style:name="Table10.A" style:family="table-column">
      <style:table-column-properties style:column-width="0.9993in"/>
    </style:style>
    <style:style style:name="Table10.B" style:family="table-column">
      <style:table-column-properties style:column-width="6.8757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.0701in" fo:padding-right="0.0701in" fo:padding-top="0in" fo:padding-bottom="0in" fo:border="none"/>
    </style:style>
    <style:style style:name="Table11" style:family="table">
      <style:table-properties style:width="7.875in" fo:margin-left="-0.1597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4.8104in"/>
    </style:style>
    <style:style style:name="Table11.C" style:family="table-column">
      <style:table-column-properties style:column-width="2.0653in"/>
    </style:style>
    <style:style style:name="Table11.1" style:family="table-row">
      <style:table-row-properties style:min-row-height="0.3764in" fo:keep-together="auto"/>
    </style:style>
    <style:style style:name="Table11.A1" style:family="table-cell">
      <style:table-cell-properties style:vertical-align="" fo:padding-left="0.0701in" fo:padding-right="0.0701in" fo:padding-top="0.1in" fo:padding-bottom="0in" fo:border="none"/>
    </style:style>
    <style:style style:name="Table12" style:family="table">
      <style:table-properties style:width="7.875in" fo:margin-left="-0.1597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6.8757in"/>
    </style:style>
    <style:style style:name="Table12.1" style:family="table-row">
      <style:table-row-properties style:min-row-height="0.184in" fo:keep-together="auto"/>
    </style:style>
    <style:style style:name="Table12.A1" style:family="table-cell">
      <style:table-cell-properties style:vertical-align="" fo:padding-left="0.0701in" fo:padding-right="0.0701in" fo:padding-top="0in" fo:padding-bottom="0in" fo:border="none"/>
    </style:style>
    <style:style style:name="Table1" style:family="table">
      <style:table-properties style:width="7.8778in" fo:margin-left="-0.1597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6.8785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.0701in" fo:padding-right="0.0701in" fo:padding-top="0.1in" fo:padding-bottom="0in" fo:border="none"/>
    </style:style>
    <style:style style:name="Table4" style:family="table">
      <style:table-properties style:width="7.875in" fo:margin-left="-0.1597in" fo:margin-top="0in" fo:margin-bottom="0in" table:align="left"/>
    </style:style>
    <style:style style:name="Table4.A" style:family="table-column">
      <style:table-column-properties style:column-width="0.9993in"/>
    </style:style>
    <style:style style:name="Table4.B" style:family="table-column">
      <style:table-column-properties style:column-width="4.8104in"/>
    </style:style>
    <style:style style:name="Table4.C" style:family="table-column">
      <style:table-column-properties style:column-width="2.0653in"/>
    </style:style>
    <style:style style:name="Table4.1" style:family="table-row">
      <style:table-row-properties style:min-row-height="0.0653in" fo:keep-together="auto"/>
    </style:style>
    <style:style style:name="Table4.A1" style:family="table-cell">
      <style:table-cell-properties style:vertical-align="" fo:padding-left="0.0701in" fo:padding-right="0.0701in" fo:padding-top="0.1in" fo:padding-bottom="0in" fo:border="none"/>
    </style:style>
    <style:style style:name="P1" style:family="paragraph" style:parent-style-name="Standard">
      <style:paragraph-properties fo:line-height="100%" fo:text-align="start" style:justify-single-word="false" fo:orphans="0" fo:widows="0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" style:family="paragraph" style:parent-style-name="Standard">
      <style:paragraph-properties fo:line-height="115%" fo:text-align="start" style:justify-single-word="false" fo:orphans="0" fo:widows="0"/>
      <style:text-properties style:font-name="Roboto1" fo:font-size="10pt" fo:font-style="normal" fo:font-weight="normal" officeooo:rsid="0048f0e9" officeooo:paragraph-rsid="00caff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style:font-name="Roboto1" fo:font-size="6pt" officeooo:paragraph-rsid="00f4d3bb" style:font-name-asian="Roboto2" style:font-size-asian="5.25pt" style:font-name-complex="Roboto2" style:font-size-complex="6pt"/>
    </style:style>
    <style:style style:name="P4" style:family="paragraph" style:parent-style-name="Standard">
      <style:text-properties officeooo:paragraph-rsid="010d678c"/>
    </style:style>
    <style:style style:name="P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paragraph-rsid="010d678c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9ff82e" officeooo:paragraph-rsid="00f54a88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df5c81" officeooo:paragraph-rsid="00f54a88" style:font-name-asian="Roboto2" style:font-size-asian="10pt" style:font-weight-asian="bold" style:font-name-complex="Roboto2" style:font-size-complex="10pt" style:font-weight-complex="bold"/>
    </style:style>
    <style:style style:name="P8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10d678c" style:font-size-asian="10pt" style:font-size-complex="10pt"/>
    </style:style>
    <style:style style:name="P9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0f54a88" style:font-name-asian="Roboto2" style:font-size-asian="10pt" style:font-name-complex="Roboto2" style:font-size-complex="10pt"/>
    </style:style>
    <style:style style:name="P10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0f4ffae"/>
    </style:style>
    <style:style style:name="P1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f54a88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f4d3bb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10d678c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f4d3bb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f4d3bb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style="normal" fo:font-weight="bold" officeooo:rsid="007e263d" officeooo:paragraph-rsid="00f54a88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style="normal" fo:font-weight="bold" officeooo:rsid="007e263d" officeooo:paragraph-rsid="0100c24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paragraph-rsid="0100c247" style:font-name-asian="Roboto2" style:font-size-asian="10pt" style:font-weight-asian="bold" style:font-name-complex="Roboto2" style:font-size-complex="10pt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rsid="0108d36e" officeooo:paragraph-rsid="0108d36e" style:font-name-asian="Roboto2" style:font-size-asian="10pt" style:font-weight-asian="bold" style:font-name-complex="Roboto2" style:font-size-complex="10pt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officeooo:paragraph-rsid="010d678c" style:font-name-asian="Roboto2" style:font-size-asian="10pt" style:font-name-complex="Roboto2" style:font-size-complex="10pt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weight="normal" officeooo:rsid="00f54a88" officeooo:paragraph-rsid="010d678c" style:font-weight-asian="normal" style:font-weight-complex="normal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weight="normal" officeooo:paragraph-rsid="0100c247" style:font-weight-asian="normal" style:font-weight-complex="normal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02247f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officeooo:paragraph-rsid="00f54a88"/>
    </style:style>
    <style:style style:name="P25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officeooo:paragraph-rsid="0100c247"/>
    </style:style>
    <style:style style:name="P26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officeooo:paragraph-rsid="010d678c"/>
    </style:style>
    <style:style style:name="P2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weight="normal" officeooo:paragraph-rsid="00f54a88" style:font-weight-asian="normal" style:font-weight-complex="normal"/>
    </style:style>
    <style:style style:name="P2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italic" fo:font-weight="normal" officeooo:rsid="00f54a88" officeooo:paragraph-rsid="010d678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0f4d3bb" style:font-name-asian="Roboto2" style:font-size-asian="10pt" style:font-weight-asian="bold" style:font-name-complex="Roboto2" style:font-size-complex="10pt"/>
    </style:style>
    <style:style style:name="P3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0f54a88" style:font-name-asian="Roboto2" style:font-size-asian="10pt" style:font-weight-asian="bold" style:font-name-complex="Roboto2" style:font-size-complex="10pt"/>
    </style:style>
    <style:style style:name="P3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4ffae" officeooo:paragraph-rsid="010d678c" style:font-name-asian="Roboto2" style:font-size-asian="10pt" style:font-weight-asian="bold" style:font-name-complex="Roboto2" style:font-size-complex="10pt"/>
    </style:style>
    <style:style style:name="P3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54a88" officeooo:paragraph-rsid="00f54a88" style:font-name-asian="Roboto2" style:font-size-asian="10pt" style:font-weight-asian="bold" style:font-name-complex="Roboto2" style:font-size-complex="10pt"/>
    </style:style>
    <style:style style:name="P3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54a88" officeooo:paragraph-rsid="010d678c" style:font-name-asian="Roboto2" style:font-size-asian="10pt" style:font-weight-asian="bold" style:font-name-complex="Roboto2" style:font-size-complex="10pt"/>
    </style:style>
    <style:style style:name="P3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4ffae" officeooo:paragraph-rsid="00f4ffae" style:font-name-asian="Roboto2" style:font-size-asian="10pt" style:font-weight-asian="bold" style:font-name-complex="Roboto2" style:font-size-complex="10pt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0caff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0dba17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e9a2bf" officeooo:paragraph-rsid="00e9a2b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0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1" style:family="paragraph" style:parent-style-name="Standard" style:list-style-name="L1">
      <style:paragraph-properties fo:line-height="100%" fo:orphans="0" fo:widows="0"/>
      <style:text-properties officeooo:paragraph-rsid="00f4ffae"/>
    </style:style>
    <style:style style:name="P42" style:family="paragraph" style:parent-style-name="Standard" style:list-style-name="L1">
      <style:paragraph-properties fo:line-height="100%" fo:orphans="0" fo:widows="0"/>
      <style:text-properties officeooo:paragraph-rsid="00fb28df"/>
    </style:style>
    <style:style style:name="P43" style:family="paragraph" style:parent-style-name="Standard" style:list-style-name="L1">
      <style:paragraph-properties fo:line-height="100%" fo:orphans="0" fo:widows="0"/>
      <style:text-properties officeooo:paragraph-rsid="00f54a88"/>
    </style:style>
    <style:style style:name="P44" style:family="paragraph" style:parent-style-name="Standard" style:list-style-name="L1">
      <style:paragraph-properties fo:line-height="100%" fo:orphans="0" fo:widows="0"/>
      <style:text-properties officeooo:paragraph-rsid="0107e82a"/>
    </style:style>
    <style:style style:name="P45" style:family="paragraph" style:parent-style-name="Standard" style:list-style-name="L1">
      <style:paragraph-properties fo:line-height="100%" fo:orphans="0" fo:widows="0"/>
      <style:text-properties officeooo:paragraph-rsid="0100c247"/>
    </style:style>
    <style:style style:name="P46" style:family="paragraph" style:parent-style-name="Standard" style:list-style-name="L1">
      <style:paragraph-properties fo:line-height="100%" fo:orphans="0" fo:widows="0"/>
      <style:text-properties style:font-name="Roboto1" fo:font-size="10pt" fo:font-style="normal" officeooo:rsid="008e79c7" officeooo:paragraph-rsid="00f4ffae" style:font-name-asian="Roboto2" style:font-size-asian="10pt" style:font-style-asian="normal" style:font-name-complex="Roboto2" style:font-size-complex="10pt" style:font-style-complex="normal"/>
    </style:style>
    <style:style style:name="P47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8f9311" officeooo:paragraph-rsid="00f54a8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8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102247f" officeooo:paragraph-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9" style:family="paragraph" style:parent-style-name="Standard" style:list-style-name="L1">
      <style:paragraph-properties fo:line-height="100%" fo:orphans="0" fo:widows="0"/>
      <style:text-properties style:font-name="Roboto1" fo:font-size="10pt" fo:font-weight="normal" officeooo:rsid="008f9311" officeooo:paragraph-rsid="00f54a88" style:font-name-asian="Roboto2" style:font-size-asian="10pt" style:font-weight-asian="normal" style:font-name-complex="Roboto2" style:font-size-complex="10pt" style:font-weight-complex="normal"/>
    </style:style>
    <style:style style:name="P50" style:family="paragraph" style:parent-style-name="Standard" style:list-style-name="L1">
      <style:paragraph-properties fo:line-height="100%" fo:orphans="0" fo:widows="0"/>
      <style:text-properties style:font-name="Roboto1" fo:font-size="10pt" officeooo:paragraph-rsid="00f54a88" style:font-name-asian="Roboto2" style:font-size-asian="10pt" style:font-name-complex="Roboto2" style:font-size-complex="10pt"/>
    </style:style>
    <style:style style:name="P51" style:family="paragraph" style:parent-style-name="Standard" style:list-style-name="L1">
      <style:paragraph-properties fo:line-height="100%" fo:orphans="0" fo:widows="0"/>
      <style:text-properties fo:font-weight="normal" officeooo:rsid="00df5c81" officeooo:paragraph-rsid="00f54a88" style:font-weight-asian="normal" style:font-weight-complex="normal"/>
    </style:style>
    <style:style style:name="P52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0f54a88" style:font-style-asian="normal" style:font-weight-asian="normal" style:font-style-complex="normal" style:font-weight-complex="normal"/>
    </style:style>
    <style:style style:name="P53" style:family="paragraph" style:parent-style-name="Standard" style:list-style-name="L1">
      <style:paragraph-properties fo:line-height="100%" fo:orphans="0" fo:widows="0"/>
      <style:text-properties officeooo:rsid="0102247f" officeooo:paragraph-rsid="0102247f"/>
    </style:style>
    <style:style style:name="P54" style:family="paragraph" style:parent-style-name="Standard" style:list-style-name="L1">
      <style:paragraph-properties fo:margin-top="0in" fo:margin-bottom="0in" loext:contextual-spacing="false" fo:line-height="100%" fo:keep-together="auto" fo:orphans="0" fo:widows="0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0f4ffae"/>
    </style:style>
    <style:style style:name="P55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111941d"/>
    </style:style>
    <style:style style:name="P56" style:family="paragraph" style:parent-style-name="Text_20_body" style:master-page-name="Standard">
      <style:paragraph-properties style:page-number="1" fo:break-before="auto" fo:break-after="auto"/>
      <style:text-properties fo:font-size="2pt" style:font-size-asian="1.75pt" style:font-size-complex="2pt"/>
    </style:style>
    <style:style style:name="P5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bdae" style:font-weight-asian="bold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officeooo:rsid="005fbdae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weight="bold" officeooo:rsid="00f42c2a" style:font-name-asian="Roboto2" style:font-size-asian="10pt" style:font-weight-asian="bold" style:font-name-complex="Roboto2" style:font-size-complex="10pt" style:font-weight-complex="bold"/>
    </style:style>
    <style:style style:name="T1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2" style:family="text">
      <style:text-properties fo:font-size="10pt" fo:font-style="italic" style:font-name-asian="Roboto2" style:font-size-asian="10pt" style:font-style-asian="italic" style:font-name-complex="Roboto2" style:font-size-complex="10pt" style:font-style-complex="italic"/>
    </style:style>
    <style:style style:name="T13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15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16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17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18" style:family="text">
      <style:text-properties fo:font-size="10pt" fo:font-style="italic" fo:font-weight="normal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9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0" style:family="text">
      <style:text-properties fo:font-size="10pt" fo:font-style="italic" fo:font-weight="normal" officeooo:rsid="00f069b5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1" style:family="text">
      <style:text-properties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2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3" style:family="text">
      <style:text-properties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4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25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6" style:family="text">
      <style:text-properties fo:font-size="10pt" fo:font-weight="normal" officeooo:rsid="005fbdae" style:font-name-asian="Roboto2" style:font-size-asian="10pt" style:font-weight-asian="normal" style:font-name-complex="Roboto2" style:font-size-complex="10pt" style:font-weight-complex="normal"/>
    </style:style>
    <style:style style:name="T27" style:family="text">
      <style:text-properties fo:font-size="10pt" fo:font-weight="normal" officeooo:rsid="0060ff9f" style:font-name-asian="Roboto2" style:font-size-asian="10pt" style:font-weight-asian="normal" style:font-name-complex="Roboto2" style:font-size-complex="10pt" style:font-weight-complex="normal"/>
    </style:style>
    <style:style style:name="T28" style:family="text">
      <style:text-properties fo:font-size="10pt" fo:font-weight="normal" officeooo:rsid="00f42c2a" style:font-name-asian="Roboto2" style:font-size-asian="10pt" style:font-weight-asian="normal" style:font-name-complex="Roboto2" style:font-size-complex="10pt" style:font-weight-complex="normal"/>
    </style:style>
    <style:style style:name="T29" style:family="text">
      <style:text-properties fo:font-size="10pt" fo:font-weight="normal" officeooo:rsid="00edf01b" style:font-name-asian="Roboto2" style:font-size-asian="10pt" style:font-weight-asian="normal" style:font-name-complex="Roboto2" style:font-size-complex="10pt" style:font-weight-complex="normal"/>
    </style:style>
    <style:style style:name="T30" style:family="text">
      <style:text-properties fo:font-size="10pt" fo:font-weight="normal" officeooo:rsid="010d678c" style:font-name-asian="Roboto2" style:font-size-asian="10pt" style:font-weight-asian="normal" style:font-name-complex="Roboto2" style:font-size-complex="10pt" style:font-weight-complex="normal"/>
    </style:style>
    <style:style style:name="T31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2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3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4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35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36" style:family="text">
      <style:text-properties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37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8" style:family="text">
      <style:text-properties style:font-name="Roboto1" fo:font-size="10pt" style:font-name-asian="Roboto2" style:font-size-asian="10pt" style:font-name-complex="Roboto2" style:font-size-complex="10pt"/>
    </style:style>
    <style:style style:name="T39" style:family="text">
      <style:text-properties style:font-name="Roboto1" fo:font-size="10pt" officeooo:rsid="008f9311" style:font-name-asian="Roboto2" style:font-size-asian="10pt" style:font-name-complex="Roboto2" style:font-size-complex="10pt"/>
    </style:style>
    <style:style style:name="T40" style:family="text">
      <style:text-properties style:font-name="Roboto1" fo:font-size="10pt" officeooo:rsid="00bc0279" style:font-name-asian="Roboto2" style:font-size-asian="10pt" style:font-name-complex="Roboto2" style:font-size-complex="10pt"/>
    </style:style>
    <style:style style:name="T41" style:family="text">
      <style:text-properties style:font-name="Roboto1" fo:font-size="10pt" officeooo:rsid="00c463f2" style:font-name-asian="Roboto2" style:font-size-asian="10pt" style:font-name-complex="Roboto2" style:font-size-complex="10pt"/>
    </style:style>
    <style:style style:name="T42" style:family="text">
      <style:text-properties style:font-name="Roboto1" fo:font-size="10pt" officeooo:rsid="010255c4" style:font-name-asian="Roboto2" style:font-size-asian="10pt" style:font-name-complex="Roboto2" style:font-size-complex="10pt"/>
    </style:style>
    <style:style style:name="T43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44" style:family="text">
      <style:text-properties style:font-name="Roboto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45" style:family="text">
      <style:text-properties style:font-name="Roboto1" fo:font-size="10pt" fo:font-weight="bold" officeooo:rsid="001c750c" style:font-name-asian="Roboto2" style:font-size-asian="10pt" style:font-weight-asian="bold" style:font-name-complex="Roboto2" style:font-size-complex="10pt" style:font-weight-complex="bold"/>
    </style:style>
    <style:style style:name="T46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47" style:family="text">
      <style:text-properties style:font-name="Roboto1" fo:font-size="10pt" fo:font-weight="bold" officeooo:rsid="00e646ed" style:font-name-asian="Roboto2" style:font-size-asian="10pt" style:font-weight-asian="bold" style:font-name-complex="Roboto2" style:font-size-complex="10pt" style:font-weight-complex="bold"/>
    </style:style>
    <style:style style:name="T48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/>
    </style:style>
    <style:style style:name="T49" style:family="text">
      <style:text-properties style:font-name="Roboto1" fo:font-size="10pt" fo:font-weight="bold" officeooo:rsid="0100c247" style:font-name-asian="Roboto2" style:font-size-asian="10pt" style:font-weight-asian="bold" style:font-name-complex="Roboto2" style:font-size-complex="10pt"/>
    </style:style>
    <style:style style:name="T50" style:family="text">
      <style:text-properties style:font-name="Roboto1" fo:font-size="10pt" fo:font-weight="bold" officeooo:rsid="0102247f" style:font-name-asian="Roboto2" style:font-size-asian="10pt" style:font-weight-asian="bold" style:font-name-complex="Roboto2" style:font-size-complex="10pt"/>
    </style:style>
    <style:style style:name="T51" style:family="text">
      <style:text-properties style:font-name="Roboto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52" style:family="text">
      <style:text-properties style:font-name="Roboto1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53" style:family="text">
      <style:text-properties style:font-name="Roboto1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54" style:family="text">
      <style:text-properties style:font-name="Roboto1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55" style:family="text">
      <style:text-properties style:font-name="Roboto1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56" style:family="text">
      <style:text-properties style:font-name="Roboto1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57" style:family="text">
      <style:text-properties style:font-name="Roboto1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58" style:family="text">
      <style:text-properties style:font-name="Roboto1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59" style:family="text">
      <style:text-properties style:font-name="Roboto1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60" style:family="text">
      <style:text-properties style:font-name="Roboto1" fo:font-size="10pt" fo:font-weight="normal" officeooo:rsid="01080404" style:font-name-asian="Roboto2" style:font-size-asian="10pt" style:font-weight-asian="normal" style:font-name-complex="Roboto2" style:font-size-complex="10pt" style:font-weight-complex="normal"/>
    </style:style>
    <style:style style:name="T61" style:family="text">
      <style:text-properties style:font-name="Roboto1" fo:font-size="10pt" fo:font-weight="normal" officeooo:rsid="01087487" style:font-name-asian="Roboto2" style:font-size-asian="10pt" style:font-weight-asian="normal" style:font-name-complex="Roboto2" style:font-size-complex="10pt" style:font-weight-complex="normal"/>
    </style:style>
    <style:style style:name="T62" style:family="text">
      <style:text-properties style:font-name="Roboto1" fo:font-size="10pt" fo:font-weight="normal" officeooo:rsid="0108d36e" style:font-name-asian="Roboto2" style:font-size-asian="10pt" style:font-weight-asian="normal" style:font-name-complex="Roboto2" style:font-size-complex="10pt" style:font-weight-complex="normal"/>
    </style:style>
    <style:style style:name="T63" style:family="text">
      <style:text-properties style:font-name="Roboto1" fo:font-size="10pt" fo:font-weight="normal" officeooo:rsid="0109d0b3" style:font-name-asian="Roboto2" style:font-size-asian="10pt" style:font-weight-asian="normal" style:font-name-complex="Roboto2" style:font-size-complex="10pt" style:font-weight-complex="normal"/>
    </style:style>
    <style:style style:name="T64" style:family="text">
      <style:text-properties style:font-name="Roboto1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5" style:family="text">
      <style:text-properties style:font-name="Roboto1" fo:font-size="10pt" fo:font-style="normal" style:text-underline-style="none" style:font-name-asian="Roboto2" style:font-size-asian="10pt" style:font-style-asian="normal" style:font-name-complex="Roboto2" style:font-size-complex="10pt" style:font-style-complex="normal"/>
    </style:style>
    <style:style style:name="T66" style:family="text">
      <style:text-properties style:font-name="Roboto1" fo:font-size="10pt" fo:font-style="normal" style:text-underline-style="none" officeooo:rsid="00e3f336" style:font-name-asian="Roboto2" style:font-size-asian="10pt" style:font-style-asian="normal" style:font-name-complex="Roboto2" style:font-size-complex="10pt" style:font-style-complex="normal"/>
    </style:style>
    <style:style style:name="T67" style:family="text">
      <style:text-properties style:font-name="Roboto1" fo:font-size="10pt" fo:font-style="normal" style:text-underline-style="none" officeooo:rsid="00e76130" style:font-name-asian="Roboto2" style:font-size-asian="10pt" style:font-style-asian="normal" style:font-name-complex="Roboto2" style:font-size-complex="10pt" style:font-style-complex="normal"/>
    </style:style>
    <style:style style:name="T68" style:family="text">
      <style:text-properties style:font-name="Roboto1" fo:font-size="10pt" fo:font-style="normal" style:text-underline-style="none" officeooo:rsid="00fa5ce4" style:font-name-asian="Roboto2" style:font-size-asian="10pt" style:font-style-asian="normal" style:font-name-complex="Roboto2" style:font-size-complex="10pt" style:font-style-complex="normal"/>
    </style:style>
    <style:style style:name="T69" style:family="text">
      <style:text-properties style:font-name="Roboto1" fo:font-size="10pt" fo:font-style="normal" style:text-underline-style="none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style:font-name="Roboto1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style:font-name="Roboto1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style:font-name="Roboto1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style:font-name="Roboto1" fo:font-size="10pt" fo:font-style="normal" style:text-underline-style="none" fo:font-weight="normal" officeooo:rsid="010255c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style:font-name="Roboto1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style:font-name="Roboto1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style:font-name="Roboto1"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style:font-name="Roboto1"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style:font-name="Roboto1" fo:font-size="10pt" fo:font-style="normal" style:text-underline-style="none" fo:font-weight="normal" officeooo:rsid="0107b52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style:font-name="Roboto1"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style:font-name="Roboto1" fo:font-size="10pt" fo:font-style="normal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style:font-name="Roboto1" fo:font-size="10pt" fo:font-style="normal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style:font-name="Roboto1" fo:font-size="10pt" fo:font-style="normal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style:font-name="Roboto1" fo:font-size="10pt" fo:font-style="normal" fo:font-weight="normal" officeooo:rsid="009e03b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style:font-name="Roboto1" fo:font-size="10pt" fo:font-style="normal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style:font-name="Roboto1" fo:font-size="10pt" fo:font-style="normal" fo:font-weight="normal" officeooo:rsid="00e3f33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6" style:family="text">
      <style:text-properties style:font-name="Roboto1" fo:font-size="10pt" fo:font-style="normal" fo:font-weight="normal" officeooo:rsid="00fb28d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7" style:family="text">
      <style:text-properties style:font-name="Roboto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88" style:family="text">
      <style:text-properties style:font-name="Roboto1" fo:font-size="10pt" fo:font-style="normal" style:text-underline-style="solid" style:text-underline-width="auto" style:text-underline-color="font-color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9" style:family="text">
      <style:text-properties style:font-name="Roboto1" fo:font-size="10pt" fo:font-style="normal" style:text-underline-style="solid" style:text-underline-width="auto" style:text-underline-color="font-color" fo:font-weight="normal" officeooo:rsid="00924a9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0" style:family="text">
      <style:text-properties style:font-name="Roboto1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91" style:family="text">
      <style:text-properties style:font-name="Roboto1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92" style:family="text">
      <style:text-properties style:font-name="Roboto1" fo:font-size="10pt" fo:font-style="italic" style:font-name-asian="Roboto2" style:font-size-asian="10pt" style:font-style-asian="italic" style:font-name-complex="Roboto2" style:font-size-complex="10pt"/>
    </style:style>
    <style:style style:name="T93" style:family="text">
      <style:text-properties style:font-name="Roboto1"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94" style:family="text">
      <style:text-properties style:font-name="Roboto1" fo:font-size="10pt" style:font-size-asian="10pt" style:font-size-complex="10pt"/>
    </style:style>
    <style:style style:name="T95" style:family="text">
      <style:text-properties style:font-name="Roboto1" fo:font-size="10pt" officeooo:rsid="0102247f" style:font-size-asian="10pt" style:font-size-complex="10pt"/>
    </style:style>
    <style:style style:name="T96" style:family="text">
      <style:text-properties fo:font-weight="normal" style:font-weight-asian="normal" style:font-weight-complex="normal"/>
    </style:style>
    <style:style style:name="T97" style:family="text">
      <style:text-properties fo:font-weight="normal" officeooo:rsid="00edebf5" style:font-weight-asian="normal" style:font-weight-complex="normal"/>
    </style:style>
    <style:style style:name="T98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99" style:family="text">
      <style:text-properties fo:font-style="normal" officeooo:rsid="008e79c7" style:font-style-asian="normal" style:font-style-complex="normal"/>
    </style:style>
    <style:style style:name="T100" style:family="text">
      <style:text-properties fo:font-style="normal" officeooo:rsid="00bf2b2d" style:font-style-asian="normal" style:font-style-complex="normal"/>
    </style:style>
    <style:style style:name="T101" style:family="text">
      <style:text-properties officeooo:rsid="0094c2de"/>
    </style:style>
    <style:style style:name="T102" style:family="text">
      <style:text-properties officeooo:rsid="009b41a1"/>
    </style:style>
    <style:style style:name="T103" style:family="text">
      <style:text-properties officeooo:rsid="009f14e6"/>
    </style:style>
    <style:style style:name="T104" style:family="text">
      <style:text-properties officeooo:rsid="00a884b6"/>
    </style:style>
    <style:style style:name="T105" style:family="text">
      <style:text-properties officeooo:rsid="00ad8019"/>
    </style:style>
    <style:style style:name="T106" style:family="text">
      <style:text-properties officeooo:rsid="00ba1d29"/>
    </style:style>
    <style:style style:name="T107" style:family="text">
      <style:text-properties officeooo:rsid="00d0b07b"/>
    </style:style>
    <style:style style:name="T108" style:family="text">
      <style:text-properties officeooo:rsid="00e1f740"/>
    </style:style>
    <style:style style:name="T109" style:family="text">
      <style:text-properties officeooo:rsid="00f54a88"/>
    </style:style>
    <style:style style:name="T110" style:family="text">
      <style:text-properties officeooo:rsid="00ffd81e"/>
    </style:style>
    <style:style style:name="T111" style:family="text">
      <style:text-properties officeooo:rsid="0100c247"/>
    </style:style>
    <style:style style:name="T1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6.4465in" svg:y="0.5154in" svg:width="0.2236in" svg:height="0.1902in" draw:z-index="0">
        <draw:image xlink:href="Pictures/100002010000027B0000021CB88FDDA1101DA18C.png" xlink:type="simple" xlink:show="embed" xlink:actuate="onLoad" loext:mime-type="image/png"/>
      </draw:frame>
      <draw:frame draw:style-name="fr1" draw:name="Image3" text:anchor-type="page" text:anchor-page-number="1" svg:x="4.6035in" svg:y="0.2717in" svg:width="0.2236in" svg:height="0.2236in" draw:z-index="1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6291in" svg:y="0.5098in" svg:width="0.1835in" svg:height="0.1835in" draw:z-index="2">
        <draw:image xlink:href="Pictures/1000020100000034000000341FB55D851B27E3C5.png" xlink:type="simple" xlink:show="embed" xlink:actuate="onLoad" loext:mime-type="image/png"/>
      </draw:frame>
      <draw:frame draw:style-name="fr1" draw:name="Image2" text:anchor-type="page" text:anchor-page-number="1" svg:x="6.4465in" svg:y="0.7339in" svg:width="0.189in" svg:height="0.189in" draw:z-index="3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4409in" svg:y="0.2925in" svg:width="0.1929in" svg:height="0.1929in" draw:z-index="4">
        <draw:image xlink:href="Pictures/10000201000003E8000003E85996F9E76E303C74.png" xlink:type="simple" xlink:show="embed" xlink:actuate="onLoad" loext:mime-type="image/png"/>
      </draw:frame>
      <draw:frame draw:style-name="fr1" draw:name="Image6" text:anchor-type="page" text:anchor-page-number="1" svg:x="4.6299in" svg:y="0.7256in" svg:width="0.1791in" svg:height="0.1791in" draw:z-index="5">
        <draw:image xlink:href="Pictures/10000201000002000000020062654E3D0C88CBBE.png" xlink:type="simple" xlink:show="embed" xlink:actuate="onLoad" loext:mime-type="image/png"/>
      </draw:frame>
      <text:p text:style-name="P5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4"><text:span text:style-name="T101">R</text:span>ICHARD S. ZHU</text:p>
          </table:table-cell>
          <table:table-cell table:style-name="Table2.B1" office:value-type="string">
            <text:p text:style-name="P40">rszhu@berkeley.edu</text:p>
            <text:p text:style-name="P38">858-371-8838</text:p>
            <text:p text:style-name="P39">Berkeley, CA</text:p>
          </table:table-cell>
          <table:table-cell table:style-name="Table2.B1" office:value-type="string">
            <text:p text:style-name="P1"/>
          </table:table-cell>
          <table:table-cell table:style-name="Table2.B1" office:value-type="string">
            <text:p text:style-name="P37">ocf.io/rszhu</text:p>
            <text:p text:style-name="P2">linkedin.com/in/rszhu</text:p>
            <text:p text:style-name="P36">github.com/richardszhu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9"><office:annotation office:name="__Annotation__1520_3461496547"><dc:creator>Unknown Author</dc:creator><dc:date>2019-11-16T14:59:21.760709384</dc:date><text:p text:style-name="P57"><text:span text:style-name="T112">Top Margin: 10</text:span></text:p><text:p text:style-name="P57"><text:span text:style-name="T112">Bottom Margin: 0</text:span></text:p></office:annotation>E<text:span text:style-name="T107">D</text:span><office:annotation-end office:name="__Annotation__1520_3461496547"/><text:span text:style-name="T107">UCATION</text:span></text:p>
          </table:table-cell>
          <table:table-cell table:style-name="Table3.A1" office:value-type="string">
            <text:p text:style-name="P12"><text:span text:style-name="T7">University of California, Berkeley <text:s text:c="19"/></text:span><text:span text:style-name="T25"><text:s/></text:span><text:span text:style-name="T7"><text:s text:c="51"/></text:span><text:span text:style-name="T10"><text:s text:c="7"/></text:span><text:span text:style-name="T34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3.A1" office:value-type="string">
            <text:p text:style-name="P15"><text:span text:style-name="T35">Expected Graduation: </text:span><text:span text:style-name="T31">May 2023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14"><office:annotation office:name="__Annotation__1519_3461496547"><dc:creator>Unknown Author</dc:creator><dc:date>2019-11-16T14:58:56.429663726</dc:date><text:p text:style-name="P57"><text:span text:style-name="T112">Top Margin : 0</text:span></text:p><text:p text:style-name="P57"><text:span text:style-name="T112">Bottom Margin : 0</text:span></text:p><text:p text:style-name="P57"><text:span text:style-name="T112"/></text:p></office:annotation><text:span text:style-name="T32">B.A. </text:span><office:annotation-end office:name="__Annotation__1519_3461496547"/><text:span text:style-name="T32">Computer Science </text:span><text:span text:style-name="T20"><text:s/></text:span><text:span text:style-name="T12"><text:s text:c="2"/></text:span><text:span text:style-name="T6"><text:s text:c="91"/></text:span><text:span text:style-name="T11"><text:s text:c="15"/></text:span></text:p>
            <text:p text:style-name="P12"><text:span text:style-name="T23">Relevant Coursework:</text:span><text:span text:style-name="T24"> </text:span><text:span text:style-name="T37">Structure of Computer Programs</text:span><text:span text:style-name="T32">, </text:span><text:span text:style-name="T33">Linear Algebra &amp; Circuits</text:span><text:span text:style-name="T7"> <text:s text:c="15"/></text:span><text:span text:style-name="T25"><text:s/></text:span><text:span text:style-name="T7"><text:s text:c="51"/></text:span><text:span text:style-name="T10"><text:s text:c="7"/></text:span><text:span text:style-name="T34"><text:s/></text:span><text:span text:style-name="T7"><text:s text:c="81"/></text:span><text:span text:style-name="T6"><text:s text:c="89"/></text:span><text:span text:style-name="T11"><text:s text:c="15"/>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5"><office:annotation office:name="__Annotation__1537_3461496547"><dc:creator>Unknown Author</dc:creator><dc:date>2019-11-16T15:07:10.405129210</dc:date><text:p text:style-name="P57"><text:span text:style-name="T112">Projects all one table</text:span></text:p></office:annotation>PROJECTS<office:annotation-end office:name="__Annotation__1537_3461496547"/></text:p>
          </table:table-cell>
          <table:table-cell table:style-name="Table6.A1" office:value-type="string">
            <text:p text:style-name="P10"><text:span text:style-name="T48">Investment </text:span><text:span text:style-name="T43">Portfolio Diversity Visualization Tool </text:span><text:span text:style-name="T44">(</text:span><text:span text:style-name="T46">Python, </text:span><text:span text:style-name="T47">MatPlotLib, </text:span><text:span text:style-name="T45">Git</text:span><text:span text:style-name="T44">)</text:span></text:p>
            <text:p text:style-name="P55"><text:span text:style-name="T64"><text:s text:c="2"/>✪ <text:s/></text:span><text:span text:style-name="T90"><text:s/></text:span><text:span text:style-name="T88">Winn</text:span><text:span text:style-name="T89">ing Project</text:span><text:span text:style-name="T88"> of the CalHacks 2019 BlackRock API Prize</text:span></text:p>
            <text:list xml:id="list110336392" text:style-name="L1">
              <text:list-item>
                <text:p text:style-name="P41"><text:span text:style-name="T54">A tool</text:span><text:span text:style-name="T52"> that visualizes the diversity of an investment portfolio </text:span><text:span text:style-name="T53">given</text:span><text:span text:style-name="T52"> any </text:span><text:span text:style-name="T55">applicable </text:span><text:span text:style-name="T52">security attribute </text:span></text:p>
              </text:list-item>
              <text:list-item>
                <text:p text:style-name="P46"><text:span text:style-name="T102">Leveraged</text:span> BlackRock API to <text:span text:style-name="T106">compile, </text:span>sort, and categorize <text:span text:style-name="T103">security</text:span> data f<text:span text:style-name="T103">rom an array of stock symbols</text:span></text:p>
              </text:list-item>
              <text:list-item>
                <text:p text:style-name="P54"><text:span text:style-name="T80">Integrated</text:span><text:span text:style-name="T81"> MatPlotLib to visualize </text:span><text:span text:style-name="T82">calculated diversity</text:span><text:span text:style-name="T81"> data and to create a GUI for </text:span><text:span text:style-name="T83">user</text:span><text:span text:style-name="T81"> </text:span><text:span text:style-name="T84">portfolio input</text:span><text:span text:style-name="T51"> <text:s text:c="4"/></text:span><text:span text:style-name="T43"><text:s text:c="7"/></text:span><text:span text:style-name="T51"><text:s/></text:span><text:span text:style-name="T43"><text:s text:c="51"/></text:span><text:span text:style-name="T91"><text:s text:c="7"/></text:span><text:span text:style-name="T87"><text:s/></text:span><text:span text:style-name="T43"><text:s text:c="81"/></text:span><text:span text:style-name="T38"><text:s text:c="89"/></text:span><text:span text:style-name="T92"><text:s text:c="14"/>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35"/>
          </table:table-cell>
          <table:table-cell table:style-name="Table6.A1" office:value-type="string">
            <text:p text:style-name="P11"><text:span text:style-name="T43">Bomberman Remastered </text:span><text:span text:style-name="T44">(Java, </text:span><text:span text:style-name="T45">Git</text:span><text:span text:style-name="T44">)</text:span></text:p>
            <text:list xml:id="list125423548227456" text:continue-numbering="true" text:style-name="L1">
              <text:list-item>
                <text:p text:style-name="P47">An improved remake of the classic video game Bomberman that can be played on modern devices</text:p>
              </text:list-item>
              <text:list-item>
                <text:p text:style-name="P49">Added an all-new local multiplayer mode, <text:span text:style-name="T110">featuring</text:span> dynamic player vs. player gameplay </text:p>
              </text:list-item>
              <text:list-item>
                <text:p text:style-name="P50"><text:span text:style-name="T99">Utilized the Java Swing toolkit to design game menus </text:span><text:span text:style-name="T100">and </text:span><text:span text:style-name="T99">update graphical textures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35"/>
          </table:table-cell>
          <table:table-cell table:style-name="Table6.A1" office:value-type="string">
            <text:p text:style-name="P7">Personal Website (HTML, CSS, JavaScript) </text:p>
            <text:list xml:id="list125422975486732" text:continue-numbering="true" text:style-name="L1">
              <text:list-item>
                <text:p text:style-name="P51"><text:span text:style-name="T68">A</text:span><text:span text:style-name="T65"> personal website </text:span><text:span text:style-name="T68">created </text:span><text:span text:style-name="T66">from </text:span><text:span text:style-name="T67">the ground up</text:span><text:span text:style-name="T66">, </text:span><text:span text:style-name="T68">built with the Bootstrap framework</text:span></text:p>
              </text:list-item>
              <text:list-item>
                <text:p text:style-name="P42"><text:span text:style-name="T85">H</text:span><text:span text:style-name="T86">osted page files remotely on UC Berkeley Open Computing Facility servers, via SSH </text:span><text:bookmark text:name="firstHeading"/><text:span text:style-name="T93">File Transfer 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35"/>
          </table:table-cell>
          <table:table-cell table:style-name="Table6.A1" office:value-type="string">
            <text:p text:style-name="P6">Scheme <text:span text:style-name="T105">Language</text:span> Interpreter <text:span text:style-name="T104">(</text:span>Python)</text:p>
            <text:list xml:id="list125422962038927" text:continue-numbering="true" text:style-name="L1">
              <text:list-item>
                <text:p text:style-name="P52"><text:span text:style-name="T39">A</text:span><text:span text:style-name="T40">n i</text:span><text:span text:style-name="T39">nterpreter for the Scheme </text:span><text:span text:style-name="T40">programming </text:span><text:span text:style-name="T39">language </text:span><text:span text:style-name="T41">(a dialect of Lisp)</text:span><text:span text:style-name="T39">, </text:span><text:span text:style-name="T42">written in</text:span><text:span text:style-name="T40"> Python</text:span></text:p>
              </text:list-item>
              <text:list-item>
                <text:p text:style-name="P43"><text:span text:style-name="T52">Implemented </text:span><text:span text:style-name="T56">environments, </text:span><text:span text:style-name="T52">lexical </text:span><text:span text:style-name="T57">and </text:span><text:span text:style-name="T52">dynamic scoping, </text:span><text:span text:style-name="T57">exceptions, macros,</text:span><text:span text:style-name="T59"> </text:span><text:span text:style-name="T58">special form</text:span><text:span text:style-name="T59">s, and more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35"/>
          </table:table-cell>
          <table:table-cell table:style-name="Table6.A1" office:value-type="string">
            <text:p text:style-name="P9"><text:span text:style-name="T3">Smart </text:span><text:span text:style-name="T2">Typing Practice Program</text:span><text:span text:style-name="T1"> </text:span><text:span text:style-name="T4">(Python)</text:span></text:p>
            <text:list xml:id="list125424369713564" text:continue-numbering="true" text:style-name="L1">
              <text:list-item>
                <text:p text:style-name="P47">An interactive typing program that calculates typing speed and accuracy with every keystroke</text:p>
              </text:list-item>
              <text:list-item>
                <text:p text:style-name="P43"><text:span text:style-name="T58">Built</text:span><text:span text:style-name="T52"> smart autocorrect feature </text:span><text:span text:style-name="T59">that determines </text:span><text:span text:style-name="T52">similarity between input and a base word</text:span></text:p>
              </text:list-item>
            </text:list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0">E<text:span text:style-name="T109">XPERIENCE</text:span></text:p>
          </table:table-cell>
          <table:table-cell table:style-name="Table7.A1" office:value-type="string">
            <text:p text:style-name="P23"><text:span text:style-name="T49">California PATH Lab </text:span><text:span text:style-name="T50">(</text:span><text:span text:style-name="Strong_20_Emphasis"><text:span text:style-name="T94">Partners for Advanced Transportation Technology</text:span></text:span><text:span text:style-name="Strong_20_Emphasis"><text:span text:style-name="T95">) </text:span></text:span></text:p>
            <text:p text:style-name="P24"><text:span text:style-name="T22">Research Assistant</text:span><text:span text:style-name="T25"> </text:span><text:span text:style-name="T7"><text:s text:c="15"/></text:span><text:span text:style-name="T25"><text:s/></text:span><text:span text:style-name="T7"><text:s text:c="51"/></text:span><text:span text:style-name="T10"><text:s text:c="7"/></text:span><text:span text:style-name="T34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7.A1" office:value-type="string">
            <text:p text:style-name="P16"><text:span text:style-name="T111">Berkeley</text:span>, CA</text:p>
            <text:p text:style-name="P27"><text:span text:style-name="T13"><text:s/></text:span><text:span text:style-name="T14">Nov.</text:span><text:span text:style-name="T16"> 2018 — </text:span><text:span text:style-name="T17">Present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0"/>
          </table:table-cell>
          <table:table-cell table:style-name="Table8.A1" office:value-type="string">
            <text:list xml:id="list125422958067340" text:continue-numbering="true" text:style-name="L1">
              <text:list-item>
                <text:p text:style-name="P53"><text:span text:style-name="T73">Helped conduct research</text:span><text:span text:style-name="T69"> </text:span><text:span text:style-name="T74">on</text:span><text:span text:style-name="T69"> </text:span><text:span text:style-name="T74">the Caltrans-</text:span><text:span text:style-name="T75">proposed “</text:span><text:span text:style-name="T74">Yellow Alert” </text:span><text:span text:style-name="T69">intelligent </text:span><text:span text:style-name="T75">transportation</text:span><text:span text:style-name="T74"> system</text:span></text:p>
              </text:list-item>
              <text:list-item>
                <text:p text:style-name="P53"><text:span text:style-name="T79">S</text:span><text:span text:style-name="T76">ynced</text:span><text:span text:style-name="T69"> </text:span><text:span text:style-name="T76">position</text:span><text:span text:style-name="T77">al</text:span><text:span text:style-name="T75">, </text:span><text:span text:style-name="T77">sensor</text:span><text:span text:style-name="T75">, and </text:span><text:span text:style-name="T77">behavioral</text:span><text:span text:style-name="T69"> data </text:span><text:span text:style-name="T79">collected </text:span><text:span text:style-name="T69">from </text:span><text:span text:style-name="T75">driving </text:span><text:span text:style-name="T69">simulation</text:span><text:span text:style-name="T75"> </text:span><text:span text:style-name="T77">test </text:span><text:span text:style-name="T78">trials</text:span></text:p>
              </text:list-item>
              <text:list-item>
                <text:p text:style-name="P44"><text:span text:style-name="T62">Analyzed trial data</text:span><text:span text:style-name="T63">sets</text:span><text:span text:style-name="T62"> </text:span><text:span text:style-name="T60">using </text:span><text:span text:style-name="T61">Python, </text:span><text:span text:style-name="T60">SciPy, NumPy, and Pandas</text:span><text:span text:style-name="T43"> <text:s text:c="17"/></text:span><text:span text:style-name="T38"><text:s text:c="89"/></text:span><text:span text:style-name="T92"><text:s text:c="15"/></text:span></text:p>
              </text:list-item>
            </text:list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30"/>
          </table:table-cell>
          <table:table-cell table:style-name="Table9.A1" office:value-type="string">
            <text:p text:style-name="P18">Gateways Summer School</text:p>
            <text:p text:style-name="P25"><text:span text:style-name="T19">Teaching Aide <text:s text:c="3"/></text:span><text:span text:style-name="T25"><text:s text:c="5"/></text:span><text:span text:style-name="T7"><text:s text:c="15"/></text:span><text:span text:style-name="T25"><text:s/></text:span><text:span text:style-name="T7"><text:s text:c="51"/></text:span><text:span text:style-name="T10"><text:s text:c="7"/></text:span><text:span text:style-name="T34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9.A1" office:value-type="string">
            <text:p text:style-name="P17">San Diego, CA</text:p>
            <text:p text:style-name="P22"><text:span text:style-name="T13"><text:s/>Jul.</text:span><text:span text:style-name="T16"> 2018 — Aug. 2018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0"/>
          </table:table-cell>
          <table:table-cell table:style-name="Table10.A1" office:value-type="string">
            <text:list xml:id="list125423286496802" text:continue-numbering="true" text:style-name="L1">
              <text:list-item>
                <text:p text:style-name="P45"><text:span text:style-name="T70">Aided Architecture &amp; Engineering teacher with giving lessons and </text:span><text:span text:style-name="T71">explaining </text:span><text:span text:style-name="T72">provided</text:span><text:span text:style-name="T71"> examples</text:span></text:p>
              </text:list-item>
              <text:list-item>
                <text:p text:style-name="P45"><text:span text:style-name="T70">Guided 30 students on their projects and supervised them during break, learning, and work times</text:span><text:span text:style-name="T43"> <text:s text:c="12"/></text:span><text:span text:style-name="T51"><text:s/></text:span><text:span text:style-name="T43"><text:s text:c="51"/></text:span><text:span text:style-name="T91"><text:s text:c="7"/></text:span><text:span text:style-name="T87"><text:s/></text:span><text:span text:style-name="T43"><text:s text:c="81"/></text:span><text:span text:style-name="T38"><text:s text:c="89"/></text:span><text:span text:style-name="T92"><text:s text:c="15"/></text:span></text:p>
              </text:list-item>
            </text:list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32">ACTIVITIES</text:p>
          </table:table-cell>
          <table:table-cell table:style-name="Table11.A1" office:value-type="string">
            <text:p text:style-name="P19">Catalyst for Success <text:s/></text:p>
            <text:p text:style-name="P24"><text:span text:style-name="T18">Treasurer, </text:span><text:span text:style-name="T21">Senior Technology Mentor</text:span><text:span text:style-name="T25"> <text:s text:c="4"/></text:span><text:span text:style-name="T7"><text:s text:c="15"/></text:span><text:span text:style-name="T25"><text:s/></text:span><text:span text:style-name="T7"><text:s text:c="51"/></text:span><text:span text:style-name="T10"><text:s text:c="7"/></text:span><text:span text:style-name="T34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1.A1" office:value-type="string">
            <text:p text:style-name="P16">San Diego, CA</text:p>
            <text:p text:style-name="P27"><text:span text:style-name="T13"><text:s text:c="2"/></text:span><text:span text:style-name="T16">Sep. 2017 — Aug. 2019</text:span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30"/>
          </table:table-cell>
          <table:table-cell table:style-name="Table12.A1" office:value-type="string">
            <text:list xml:id="list125423626680653" text:continue-numbering="true" text:style-name="L1">
              <text:list-item>
                <text:p text:style-name="P48">Taught programming and circuitry at the library to over 200 students (Python, Javascript, Arduino)</text:p>
              </text:list-item>
              <text:list-item>
                <text:p text:style-name="P43"><text:span text:style-name="T71">Worked with library officials to organize regular weekly workshops and week-long summer camps</text:span><text:span text:style-name="T43"> <text:s text:c="4"/></text:span><text:span text:style-name="T51"><text:s/></text:span><text:span text:style-name="T43"><text:s text:c="51"/></text:span><text:span text:style-name="T91"><text:s text:c="7"/></text:span><text:span text:style-name="T87"><text:s/></text:span><text:span text:style-name="T43"><text:s text:c="81"/></text:span><text:span text:style-name="T38"><text:s text:c="89"/></text:span><text:span text:style-name="T92"><text:s text:c="14"/></text:span></text:p>
              </text:list-item>
            </text:list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1">SKILLS</text:p>
          </table:table-cell>
          <table:table-cell table:style-name="Table1.A1" office:value-type="string">
            <text:p text:style-name="P20"><text:span text:style-name="T98">Languages:</text:span><text:span text:style-name="T5"> </text:span>Python, Java, SQL, HTML/CSS, <text:span text:style-name="T108">JavaScript</text:span></text:p>
            <text:p text:style-name="P13"><text:span text:style-name="T36">Frameworks/Technologies:</text:span><text:span text:style-name="T8"> </text:span><text:span text:style-name="T26">Git, </text:span><text:span text:style-name="T25">Linux (Ubuntu), </text:span><text:span text:style-name="T27">Bootstrap, NumPy, </text:span><text:span text:style-name="T30">Jupyter Notebooks, MATLAB</text:span><text:span text:style-name="T25"> <text:s text:c="2"/></text:span><text:span text:style-name="T7"><text:s text:c="7"/></text:span><text:span text:style-name="T25"><text:s/></text:span><text:span text:style-name="T7"><text:s text:c="51"/></text:span><text:span text:style-name="T10"><text:s text:c="7"/></text:span><text:span text:style-name="T34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3">AWARDS</text:p>
          </table:table-cell>
          <table:table-cell table:style-name="Table4.A1" office:value-type="string">
            <text:p text:style-name="P5">CalHacks 2019 <text:span text:style-name="T96">—</text:span> <text:span text:style-name="T96">BlackRock API Prize </text:span><text:span text:style-name="T97">Winner</text:span></text:p>
            <text:p text:style-name="P8"><text:span text:style-name="T4">Intuit Scholarship Program </text:span><text:span text:style-name="T96">— Computer Science Scholar</text:span></text:p>
            <text:p text:style-name="P8"><text:span text:style-name="T4">Intuit George A. Hansen Program</text:span> — Computer Science Scholar</text:p>
            <text:p text:style-name="P26"><text:span text:style-name="T9">Southern California Developmental Soccer League </text:span><text:span text:style-name="T28">— </text:span><text:span text:style-name="T29">Div. 1 </text:span><text:span text:style-name="T28">Champion</text:span><text:span text:style-name="T25"> <text:s/></text:span><text:span text:style-name="T7"><text:s text:c="9"/></text:span><text:span text:style-name="T25"><text:s/></text:span><text:span text:style-name="T7"><text:s text:c="51"/></text:span><text:span text:style-name="T10"><text:s text:c="7"/></text:span><text:span text:style-name="T34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4.A1" office:value-type="string">
            <text:p text:style-name="P21"><text:span text:style-name="T16">O</text:span><text:span text:style-name="T15">ct. 2019</text:span></text:p>
            <text:p text:style-name="P28">Apr. 2019</text:p>
            <text:p text:style-name="P28">Apr. 2019</text:p>
            <text:p text:style-name="P28">Dec. 2018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20T12:54:22.736583826</dc:date>
    <meta:editing-duration>P1DT3H29M15S</meta:editing-duration>
    <meta:editing-cycles>198</meta:editing-cycles>
    <meta:document-statistic meta:table-count="12" meta:image-count="6" meta:object-count="0" meta:page-count="1" meta:paragraph-count="64" meta:word-count="438" meta:character-count="5871" meta:non-whitespace-character-count="2668"/>
  </office:meta>
</office:document-meta>
</file>